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8285in" fo:margin-top="0in" fo:margin-bottom="0in" table:align="right" style:writing-mode="lr-tb"/>
    </style:style>
    <style:style style:name="Table1.A" style:family="table-column">
      <style:table-column-properties style:column-width="0.8951in"/>
    </style:style>
    <style:style style:name="Table1.B" style:family="table-column">
      <style:table-column-properties style:column-width="0.9333in"/>
    </style:style>
    <style:style style:name="Table1.1" style:family="table-row">
      <style:table-row-properties style:min-row-height="0.5861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2" style:family="table-row">
      <style:table-row-properties style:min-row-height="0.8257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mo" fo:font-size="16pt" fo:font-weight="bold" officeooo:rsid="00164f02" officeooo:paragraph-rsid="00164f0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mo" fo:font-size="16pt" fo:font-weight="bold" officeooo:paragraph-rsid="00164f0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mo" fo:font-size="12pt" fo:font-weight="normal" officeooo:rsid="00164f02" officeooo:paragraph-rsid="00164f0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mo" fo:font-size="12pt" fo:font-weight="normal" officeooo:rsid="0017d97b" officeooo:paragraph-rsid="0017d97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mo" fo:font-size="12pt" fo:font-weight="normal" officeooo:rsid="0017d97b" officeooo:paragraph-rsid="0017d97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mo" fo:font-size="12pt" fo:font-weight="normal" officeooo:rsid="0017d97b" officeooo:paragraph-rsid="001c410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mo" fo:font-size="12pt" fo:font-weight="bold" officeooo:rsid="0017d97b" officeooo:paragraph-rsid="0017d97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mo" fo:font-size="12pt" fo:font-weight="bold" officeooo:rsid="0017d97b" officeooo:paragraph-rsid="00195e3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mo" fo:font-size="14pt" fo:font-weight="bold" officeooo:rsid="0017d97b" officeooo:paragraph-rsid="0017d97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mo" fo:font-size="14pt" fo:font-weight="bold" officeooo:rsid="0017d97b" officeooo:paragraph-rsid="00195e3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mo" fo:font-size="14pt" fo:font-weight="bold" officeooo:rsid="0017d97b" officeooo:paragraph-rsid="001c410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mo" fo:font-size="14pt" fo:font-weight="bold" officeooo:rsid="00195e3d" officeooo:paragraph-rsid="00195e3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 fo:orphans="0" fo:widows="0"/>
      <style:text-properties style:use-window-font-color="true"/>
    </style:style>
    <style:style style:name="P14" style:family="paragraph" style:parent-style-name="Frame_20_contents">
      <style:text-properties style:use-window-font-color="true" officeooo:rsid="001d9338" officeooo:paragraph-rsid="001d9338"/>
    </style:style>
    <style:style style:name="P15" style:family="paragraph" style:parent-style-name="Standard">
      <style:paragraph-properties fo:text-align="justify" style:justify-single-word="false" fo:orphans="0" fo:widows="0"/>
      <style:text-properties style:use-window-font-color="true" style:text-position="0% 100%" fo:font-size="10pt" fo:language="id" fo:country="ID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Arimo" fo:font-size="12pt" fo:font-weight="bold" officeooo:rsid="00195e3d" officeooo:paragraph-rsid="0017d97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mo" fo:font-size="12pt" fo:font-weight="bold" officeooo:rsid="00195e3d" officeooo:paragraph-rsid="00195e3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mo" fo:font-size="12pt" fo:font-weight="normal" officeooo:rsid="00195e3d" officeooo:paragraph-rsid="00195e3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mo" fo:font-size="12pt" fo:font-weight="normal" officeooo:rsid="00195e3d" officeooo:paragraph-rsid="00195e3d" style:font-size-asian="10.5pt" style:font-weight-asian="normal" style:font-size-complex="12pt" style:font-weight-complex="normal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7d97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officeooo:rsid="00195e3d" style:font-size-asian="10.5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5e3d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95e3d"/>
    </style:style>
    <style:style style:name="T8" style:family="text">
      <style:text-properties style:text-position="0% 100%" fo:font-size="10pt" fo:language="id" fo:country="ID" style:font-size-asian="10pt" style:font-size-complex="10pt"/>
    </style:style>
    <style:style style:name="T9" style:family="text">
      <style:text-properties style:text-position="0% 100%" fo:font-size="10pt" fo:language="id" fo:country="ID" officeooo:rsid="001d9338" style:font-size-asian="10pt" style:font-size-complex="10pt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right" style:horizontal-rel="paragraph" draw:opacity="0%" fo:padding="0.0591in" fo:border="none" draw:textarea-vertical-align="top"/>
    </style:style>
    <style:style style:name="gr1" style:family="graphic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RNAL PRAKTIK</text:p>
      <text:p text:style-name="P1">REKAYASA PERANGKAT LUNAK</text:p>
      <text:p text:style-name="P2"/>
      <text:p text:style-name="P3"><text:span text:style-name="T6">Nama</text:span> <text:tab/><text:tab/>: Mohammad Aziz Riza</text:p>
      <text:p text:style-name="P3"><text:span text:style-name="T6">Kode Pelajaran</text:span><text:tab/>: <text:span text:style-name="T1">RPL-XI-Pemrograman web Dasar-Pengenalan bahasa web Dasar</text:span></text:p>
      <text:p text:style-name="P4"><text:span text:style-name="T6">Kelas<text:tab/></text:span><text:tab/><text:tab/>: XI RPL I</text:p>
      <text:p text:style-name="P4"><text:span text:style-name="T6">Nama Guru</text:span><text:tab/><text:tab/>: Salman Hadi, Wildan, Candra</text:p>
      <text:p text:style-name="P4"/>
      <text:p text:style-name="P9"><draw:custom-shape text:anchor-type="paragraph" draw:z-index="0" draw:name="Frame1" draw:style-name="gr1" draw:text-style-name="P20" svg:width="1.9031in" svg:height="1.7567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JUAN PEMBELAJARAN :</text:p>
      <text:p text:style-name="P5"><draw:frame draw:style-name="fr1" draw:name="Frame1" text:anchor-type="paragraph" svg:y="0.0008in" svg:width="1.8291in" draw:z-index="1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15">Tgl Pemeriksaan: </text:p><text:p text:style-name="P13"><text:span text:style-name="T8">Nilai : </text:span><text:span text:style-name="T9">90</text:span></text:p></table:table-cell><table:covered-table-cell/></table:table-row><table:table-row table:style-name="Table1.2"><table:table-cell table:style-name="Table1.A1" office:value-type="string"><text:p text:style-name="P15">Paraf Guru</text:p></table:table-cell><table:table-cell table:style-name="Table1.A1" office:value-type="string"><text:p text:style-name="P15">Paraf Orang Tua</text:p></table:table-cell></table:table-row></table:table><text:p text:style-name="P14"/></draw:text-box></draw:frame><text:tab/>1. Bahasa web menggunakan HTML <text:span text:style-name="T7"><text:tab/><text:tab/><text:tab/><text:tab/></text:span></text:p>
      <text:p text:style-name="P6"/>
      <text:p text:style-name="P11">MATERI PEMBELAJARAN :</text:p>
      <text:p text:style-name="P6"><text:tab/>1. Bahasa web HTML</text:p>
      <text:p text:style-name="P5"><text:tab/>2. Pengenalan Bahasa CSS</text:p>
      <text:p text:style-name="P5"/>
      <text:p text:style-name="P9">ALAT DAN BAHAN <text:s/>:</text:p>
      <text:p text:style-name="P5"><text:tab/>1. Komponen PC</text:p>
      <text:p text:style-name="P5"><text:tab/>2. Text editor</text:p>
      <text:p text:style-name="P5"><text:tab/>3. Internet</text:p>
      <text:p text:style-name="P5"/>
      <text:p text:style-name="P9">LANGKAH PEMBELAJARAN <text:s/>:</text:p>
      <text:p text:style-name="P9"><text:tab/><text:span text:style-name="T2">1. Membaca dasar pemrogramman Web dengan HTML</text:span></text:p>
      <text:p text:style-name="P7"><text:tab/>2. Membuat design tampilan web dengan CSS</text:p>
      <text:p text:style-name="P7"><text:tab/>3. Coding HTML( <text:span text:style-name="T4">Merubah ukuran teks, Memberikan</text:span></text:p>
      <text:p text:style-name="P4"><text:tab/> warna pada teks, Memberikan warna background, </text:p>
      <text:p text:style-name="P4"><text:tab/>Merubah jenis teks, Menambah gambar; video; </text:p>
      <text:p text:style-name="P7"><text:span text:style-name="T4"><text:tab/>audio; , Membuat tabel, </text:span><text:span text:style-name="T5">Membuat footer</text:span><text:span text:style-name="T4"> </text:span>)</text:p>
      <text:p text:style-name="P8"><text:tab/>4. Coding CSS <text:span text:style-name="T7">( </text:span><text:span text:style-name="T5">Mendesign halaman web seperti :</text:span></text:p>
      <text:p text:style-name="P8"><text:span text:style-name="T5"><text:tab/>Mengatur tata letak, Merubah warna dan lain sebagainya </text:span>)</text:p>
      <text:p text:style-name="P16"><text:tab/>5. Membuat halaman web sederhana</text:p>
      <text:p text:style-name="P17"><text:tab/>6. Membuat halaman web secara langsung</text:p>
      <text:p text:style-name="P8"><text:tab/><text:span text:style-name="T7">menggunakan PINGENDO</text:span></text:p>
      <text:p text:style-name="P8"/>
      <text:p text:style-name="P10"><text:span text:style-name="T7">KESIMPULAN</text:span> <text:s/>:</text:p>
      <text:p text:style-name="P10"><text:tab/><text:span text:style-name="T3">Pada pembelajaran 2 minggu ini kita membuat halaman web menggunakan HTML, </text:span></text:p>
      <text:p text:style-name="P18">mendesign halaman web dengan CSS dan membuat halaman web secara langsung dengan Pingendo. <text:s/></text:p>
      <text:p text:style-name="P1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0:55:17.265713082</meta:creation-date>
    <meta:editing-duration>PT11M56S</meta:editing-duration>
    <meta:editing-cycles>2</meta:editing-cycles>
    <meta:generator>LibreOffice/5.1.6.2$Linux_X86_64 LibreOffice_project/10m0$Build-2</meta:generator>
    <dc:date>2018-08-21T11:17:26.219334746</dc:date>
    <meta:document-statistic meta:table-count="1" meta:image-count="0" meta:object-count="0" meta:page-count="1" meta:paragraph-count="34" meta:word-count="172" meta:character-count="1099" meta:non-whitespace-character-count="923"/>
  </office:meta>
</office:document-meta>
</file>